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175" officeooo:paragraph-rsid="00136175"/>
    </style:style>
    <style:style style:name="P2" style:family="paragraph" style:parent-style-name="Standard">
      <style:text-properties officeooo:rsid="00143799" officeooo:paragraph-rsid="001437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sys lecture 3 – <text:span text:style-name="T1">Oh Boy It’s Finite State Machines O’clock</text:span></text:p>
      <text:p text:style-name="P1"><text:span text:style-name="T2"/></text:p>
      <text:p text:style-name="P1"><text:span text:style-name="T2">Timed automata = automata, with a model of time added. Standard automata don’t have a notion of time.</text:span></text:p>
      <text:p text:style-name="P1"><text:span text:style-name="T2"/></text:p>
      <text:p text:style-name="P2"><text:span text:style-name="T2">Finite State Machines can achieve concurrency by using and superstates and or superstates</text:span></text:p>
      <text:p text:style-name="P2"><text:span text:style-name="T2">A superstate is a state which contains sub-states.</text:span></text:p>
      <text:p text:style-name="P2"><text:span text:style-name="T2"/></text:p>
      <text:p text:style-name="P2"><text:span text:style-name="T2">In an or superstate, the fsm is in only one substate</text:span></text:p>
      <text:p text:style-name="P2"><text:span text:style-name="T2">In an and superstate, the fsm is in multiple/all substates</text:span></text:p>
      <text:p text:style-name="P2"><text:span text:style-name="T2"/></text:p>
      <text:p text:style-name="P2"><text:span text:style-name="T2">The notation for a timer on a state is the american resistor symbo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01:00.056264050</meta:creation-date>
    <dc:date>2022-10-17T13:19:39.410782365</dc:date>
    <meta:editing-duration>PT1H18M39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7" meta:word-count="83" meta:character-count="476" meta:non-whitespace-character-count="399"/>
  </office:meta>
</office:document-meta>
</file>